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163AC57C1BE.png" manifest:media-type="image/png"/>
  <manifest:file-entry manifest:full-path="Pictures/1000020100000CAC000004097649690585254D7C.png" manifest:media-type="image/png"/>
  <manifest:file-entry manifest:full-path="Pictures/100002010000049B000001A8A9E08802.png" manifest:media-type="image/png"/>
  <manifest:file-entry manifest:full-path="Pictures/1017772300013B3200007154B8C9B63D5DDB03D9.svg" manifest:media-type="image/svg+xml"/>
  <manifest:file-entry manifest:full-path="Pictures/100002010000042C000001D4555710E4.png" manifest:media-type="image/png"/>
  <manifest:file-entry manifest:full-path="Pictures/100038B700007420000032F79DE72883F8CCFA4E.svg" manifest:media-type="image/svg+xml"/>
  <manifest:file-entry manifest:full-path="Pictures/10000201000004450000012A0B6460B4.png" manifest:media-type="image/png"/>
  <manifest:file-entry manifest:full-path="Pictures/100029040000256B00000ABF0B9332FA6EFD6198.svg" manifest:media-type="image/svg+xml"/>
  <manifest:file-entry manifest:full-path="Pictures/100002010000019600000196E9840C68.png" manifest:media-type="image/png"/>
  <manifest:file-entry manifest:full-path="Pictures/10003FE70000833F00005CD0C7EA982A94790784.svg" manifest:media-type="image/svg+xml"/>
  <manifest:file-entry manifest:full-path="Pictures/1000620000002A0100002A019B24F21C6CD161B1.svg" manifest:media-type="image/svg+xml"/>
  <manifest:file-entry manifest:full-path="Pictures/100010400000710000001EC27975A17553B304A9.svg" manifest:media-type="image/svg+xml"/>
  <manifest:file-entry manifest:full-path="Pictures/10000201000002BC000002CA757189D8.png" manifest:media-type="image/png"/>
  <manifest:file-entry manifest:full-path="Pictures/100002010000016A000000686B480ED4.png" manifest:media-type="image/png"/>
  <manifest:file-entry manifest:full-path="Pictures/1000382F0000000000000000246468B18C3DD530.svg" manifest:media-type="image/svg+xml"/>
  <manifest:file-entry manifest:full-path="Pictures/100967D200000000000000005EF2A92B3265D923.svg" manifest:media-type="image/svg+xml"/>
  <manifest:file-entry manifest:full-path="Pictures/1000A6660000802A000082C25A871B4522007E8A.svg" manifest:media-type="image/svg+xml"/>
  <manifest:file-entry manifest:full-path="Pictures/10000201000003490000025390E8105B.png" manifest:media-type="image/png"/>
  <manifest:file-entry manifest:full-path="Pictures/1000020100000893000006190DB08140B3143312.png" manifest:media-type="image/png"/>
  <manifest:file-entry manifest:full-path="Pictures/1000020100000882000008822829AD865FF35A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36.25cm" fo:min-width="97.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660033" draw:textarea-horizontal-align="justify" draw:textarea-vertical-align="middle" draw:auto-grow-height="false" fo:min-height="17.879cm" fo:min-width="97.5cm"/>
    </style:style>
    <style:style style:name="gr4" style:family="graphic" style:parent-style-name="standard">
      <style:graphic-properties draw:stroke="none" svg:stroke-color="#000000" draw:fill="none" draw:fill-color="#ffffff" fo:min-height="19.85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4cm" svg:stroke-color="#660033" draw:marker-start-width="1.4cm" draw:marker-end-width="1.4cm" draw:fill="none" draw:textarea-vertical-align="middle" fo:padding-top="0.325cm" fo:padding-bottom="0.325cm" fo:padding-left="0.45cm" fo:padding-right="0.45cm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96pt" style:font-size-asian="96pt" style:font-size-complex="96pt"/>
    </style:style>
    <style:style style:name="T1" style:family="text">
      <style:text-properties fo:color="#ffffff" fo:font-size="96pt" style:font-size-asian="96pt" style:font-size-complex="96pt"/>
    </style:style>
    <style:style style:name="T2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8cm" svg:height="36.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8.9cm" svg:height="28.9cm" svg:x="36.3cm" svg:y="4.8cm">
          <draw:image xlink:href="Pictures/1000020100000882000008822829AD865FF35A2B.png" xlink:type="simple" xlink:show="embed" xlink:actuate="onLoad">
            <text:p text:style-name="P1"><text:s/></text:p>
          </draw:image>
        </draw:frame>
        <draw:custom-shape draw:style-name="gr3" draw:text-style-name="P1" draw:layer="layout" svg:width="98cm" svg:height="18.129cm" svg:x="1cm" svg:y="37.37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98cm" svg:height="20.1cm" svg:x="1cm" svg:y="36.8cm">
          <draw:text-box>
            <text:p><text:span text:style-name="T1"/></text:p>
            <text:p><text:span text:style-name="T1"/></text:p>
            <text:p><text:span text:style-name="T1"><text:s text:c="2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THANKS <text:s text:c="5"/>| <text:s text:c="5"/>REMERCIE</text:span><text:span text:style-name="T2"> </text:span></text:p>
          </draw:text-box>
        </draw:frame>
        <draw:frame draw:style-name="gr5" draw:text-style-name="P1" draw:layer="layout" svg:width="23.912cm" svg:height="17.003cm" svg:x="3.588cm" svg:y="111.3cm">
          <draw:image xlink:href="Pictures/1000020100000893000006190DB08140B3143312.png" xlink:type="simple" xlink:show="embed" xlink:actuate="onLoad">
            <text:p/>
          </draw:image>
        </draw:frame>
        <draw:line draw:style-name="gr6" draw:text-style-name="P1" draw:layer="layout" svg:x1="33.228cm" svg:y1="106.9cm" svg:x2="66.328cm" svg:y2="107cm">
          <text:p/>
        </draw:line>
        <draw:line draw:style-name="gr6" draw:text-style-name="P1" draw:layer="layout" svg:x1="32.988cm" svg:y1="137.8cm" svg:x2="66.088cm" svg:y2="137.9cm">
          <text:p/>
        </draw:line>
        <draw:frame draw:style-name="gr5" draw:text-style-name="P1" draw:layer="layout" svg:width="0.001cm" svg:height="0.001cm" svg:x="49.997cm" svg:y="79.74cm">
          <draw:image xlink:href="Pictures/100967D200000000000000005EF2A92B3265D923.svg" xlink:type="simple" xlink:show="embed" xlink:actuate="onLoad">
            <text:p/>
          </draw:image>
        </draw:frame>
        <draw:frame draw:style-name="gr5" draw:text-style-name="P1" draw:layer="layout" svg:width="0.001cm" svg:height="0.001cm" svg:x="49.94cm" svg:y="99.88cm">
          <draw:image xlink:href="Pictures/100967D200000000000000005EF2A92B3265D923.svg" xlink:type="simple" xlink:show="embed" xlink:actuate="onLoad">
            <text:p/>
          </draw:image>
        </draw:frame>
        <draw:frame draw:style-name="gr5" draw:text-style-name="P1" draw:layer="layout" svg:width="0.001cm" svg:height="0.001cm" svg:x="49.94cm" svg:y="99.88cm">
          <draw:image xlink:href="Pictures/1000382F0000000000000000246468B18C3DD530.svg" xlink:type="simple" xlink:show="embed" xlink:actuate="onLoad">
            <text:p/>
          </draw:image>
        </draw:frame>
        <draw:frame draw:style-name="gr5" draw:text-style-name="P1" draw:layer="layout" svg:width="0.001cm" svg:height="0.001cm" svg:x="50.006cm" svg:y="174.889cm">
          <draw:image xlink:href="Pictures/100967D200000000000000005EF2A92B3265D923.svg" xlink:type="simple" xlink:show="embed" xlink:actuate="onLoad">
            <text:p/>
          </draw:image>
        </draw:frame>
        <draw:frame draw:style-name="gr5" draw:text-style-name="P1" draw:layer="layout" svg:width="26.562cm" svg:height="27.1cm" svg:x="3.045cm" svg:y="75.806cm">
          <draw:image xlink:href="Pictures/1000A6660000802A000082C25A871B4522007E8A.svg" xlink:type="simple" xlink:show="embed" xlink:actuate="onLoad">
            <text:p/>
          </draw:image>
          <draw:image xlink:href="Pictures/10000201000002BC000002CA757189D8.png" xlink:type="simple" xlink:show="embed" xlink:actuate="onLoad"/>
        </draw:frame>
        <draw:frame draw:style-name="gr5" draw:text-style-name="P1" draw:layer="layout" svg:width="24.245cm" svg:height="24.245cm" svg:x="72.7cm" svg:y="79.355cm">
          <draw:image xlink:href="Pictures/1000620000002A0100002A019B24F21C6CD161B1.svg" xlink:type="simple" xlink:show="embed" xlink:actuate="onLoad">
            <text:p/>
          </draw:image>
          <draw:image xlink:href="Pictures/100002010000019600000196E9840C68.png" xlink:type="simple" xlink:show="embed" xlink:actuate="onLoad"/>
        </draw:frame>
        <draw:frame draw:style-name="gr5" draw:text-style-name="P1" draw:layer="layout" svg:width="50.811cm" svg:height="35.931cm" svg:x="3.2cm" svg:y="47.169cm">
          <draw:image xlink:href="Pictures/10003FE70000833F00005CD0C7EA982A94790784.svg" xlink:type="simple" xlink:show="embed" xlink:actuate="onLoad">
            <text:p/>
          </draw:image>
          <draw:image xlink:href="Pictures/10000201000003490000025390E8105B.png" xlink:type="simple" xlink:show="embed" xlink:actuate="onLoad"/>
        </draw:frame>
        <draw:frame draw:style-name="gr5" draw:text-style-name="P1" draw:layer="layout" svg:width="41.6cm" svg:height="11.943cm" svg:x="52cm" svg:y="60.8cm">
          <draw:image xlink:href="Pictures/100029040000256B00000ABF0B9332FA6EFD6198.svg" xlink:type="simple" xlink:show="embed" xlink:actuate="onLoad">
            <text:p/>
          </draw:image>
          <draw:image xlink:href="Pictures/100002010000016A000000686B480ED4.png" xlink:type="simple" xlink:show="embed" xlink:actuate="onLoad"/>
        </draw:frame>
        <draw:frame draw:style-name="gr5" draw:text-style-name="P1" draw:layer="layout" svg:width="34.749cm" svg:height="9.458cm" svg:x="32.751cm" svg:y="86.2cm">
          <draw:image xlink:href="Pictures/100010400000710000001EC27975A17553B304A9.svg" xlink:type="simple" xlink:show="embed" xlink:actuate="onLoad">
            <text:p/>
          </draw:image>
          <draw:image xlink:href="Pictures/10000201000004450000012A0B6460B4.png" xlink:type="simple" xlink:show="embed" xlink:actuate="onLoad"/>
        </draw:frame>
        <draw:frame draw:style-name="gr5" draw:text-style-name="P1" draw:layer="layout" svg:width="33cm" svg:height="14.482cm" svg:x="64.3cm" svg:y="114.9cm">
          <draw:image xlink:href="Pictures/100038B700007420000032F79DE72883F8CCFA4E.svg" xlink:type="simple" xlink:show="embed" xlink:actuate="onLoad">
            <text:p/>
          </draw:image>
          <draw:image xlink:href="Pictures/100002010000042C000001D4555710E4.png" xlink:type="simple" xlink:show="embed" xlink:actuate="onLoad"/>
        </draw:frame>
        <draw:frame draw:style-name="gr5" draw:text-style-name="P1" draw:layer="layout" svg:width="45.707cm" svg:height="16.434cm" svg:x="3.437cm" svg:y="143.817cm">
          <draw:image xlink:href="Pictures/1017772300013B3200007154B8C9B63D5DDB03D9.svg" xlink:type="simple" xlink:show="embed" xlink:actuate="onLoad">
            <text:p/>
          </draw:image>
          <draw:image xlink:href="Pictures/100002010000049B000001A8A9E08802.png" xlink:type="simple" xlink:show="embed" xlink:actuate="onLoad"/>
        </draw:frame>
        <draw:frame draw:style-name="gr7" draw:text-style-name="P1" draw:layer="layout" svg:width="45.23cm" svg:height="14.4cm" svg:x="51.27cm" svg:y="146.4cm">
          <draw:image xlink:href="Pictures/1000020100000CAC000004097649690585254D7C.png" xlink:type="simple" xlink:show="embed" xlink:actuate="onLoad">
            <text:p/>
          </draw:image>
        </draw:frame>
        <draw:frame draw:style-name="gr8" draw:text-style-name="P1" draw:layer="layout" svg:width="35.272cm" svg:height="12.521cm" svg:x="28.7cm" svg:y="117.1cm">
          <draw:image xlink:href="Pictures/10000201000003E800000163AC57C1B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200cm" style:print-orientation="portrait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Brocas</meta:initial-creator>
    <meta:creation-date>2016-05-09T11:20:41.873667478</meta:creation-date>
    <dc:date>2016-06-09T14:55:07.923731899</dc:date>
    <meta:editing-duration>PT8H51M47S</meta:editing-duration>
    <meta:editing-cycles>88</meta:editing-cycles>
    <meta:generator>LibreOffice/4.3.3.2$Linux_X86_64 LibreOffice_project/430m0$Build-2</meta:generator>
    <meta:document-statistic meta:object-count="20"/>
  </office:meta>
</office:document-meta>
</file>